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PT Serif Caption" svg:font-family="'PT Serif Caption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Standard">
      <style:text-properties fo:font-size="2pt" officeooo:paragraph-rsid="007cf328" style:font-size-asian="1.75pt" style:font-size-complex="2pt"/>
    </style:style>
    <style:style style:name="P4" style:family="paragraph" style:parent-style-name="Гриф_5f_Экземпляр">
      <style:text-properties officeooo:paragraph-rsid="007cf328"/>
    </style:style>
    <style:style style:name="P5" style:family="paragraph" style:parent-style-name="Гриф_5f_Экземпляр">
      <style:text-properties officeooo:rsid="005d3465" officeooo:paragraph-rsid="007cf328"/>
    </style:style>
    <style:style style:name="P6" style:family="paragraph" style:parent-style-name="First_20_line_20_indent">
      <style:text-properties style:font-name="PT Serif Caption" officeooo:rsid="00826f91" officeooo:paragraph-rsid="00826f91"/>
    </style:style>
    <style:style style:name="P7" style:family="paragraph" style:parent-style-name="First_20_line_20_indent">
      <style:text-properties style:font-name="PT Serif Caption" officeooo:rsid="0089d300" officeooo:paragraph-rsid="0089d300"/>
    </style:style>
    <style:style style:name="P8" style:family="paragraph" style:parent-style-name="First_20_line_20_indent">
      <style:paragraph-properties fo:text-align="center" style:justify-single-word="false"/>
      <style:text-properties style:font-name="PT Serif Caption" officeooo:rsid="0089d300" officeooo:paragraph-rsid="0089d300"/>
    </style:style>
    <style:style style:name="P9" style:family="paragraph" style:parent-style-name="First_20_line_20_indent">
      <style:text-properties style:font-name="PT Serif Caption" officeooo:rsid="0082adeb" officeooo:paragraph-rsid="0082adeb"/>
    </style:style>
    <style:style style:name="P10" style:family="paragraph" style:parent-style-name="First_20_line_20_indent">
      <style:text-properties style:font-name="PT Serif Caption" officeooo:rsid="008369b0" officeooo:paragraph-rsid="008369b0"/>
    </style:style>
    <style:style style:name="P11" style:family="paragraph" style:parent-style-name="First_20_line_20_indent">
      <style:text-properties style:font-name="PT Serif Caption" officeooo:rsid="00860bad" officeooo:paragraph-rsid="00860bad"/>
    </style:style>
    <style:style style:name="P12" style:family="paragraph" style:parent-style-name="First_20_line_20_indent">
      <style:text-properties style:font-name="PT Serif Caption" fo:font-size="18pt" officeooo:rsid="0089d300" officeooo:paragraph-rsid="0089d300" style:font-size-asian="18pt" style:font-size-complex="18pt"/>
    </style:style>
    <style:style style:name="P13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style:font-name="PT Serif Caption" fo:font-size="32pt" officeooo:rsid="0089d300" officeooo:paragraph-rsid="0089d300" style:font-size-asian="32pt" style:font-size-complex="32pt"/>
    </style:style>
    <style:style style:name="P14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style:font-name="PT Serif Caption" fo:font-size="24pt" officeooo:rsid="0089d300" officeooo:paragraph-rsid="0089d300" style:font-size-asian="24pt" style:font-size-complex="24pt"/>
    </style:style>
    <style:style style:name="P15" style:family="paragraph" style:parent-style-name="First_20_line_20_indent">
      <style:paragraph-properties fo:margin-left="0cm" fo:margin-right="0cm" fo:text-indent="0cm" style:auto-text-indent="false"/>
      <style:text-properties style:font-name="PT Serif Caption" officeooo:rsid="00826f91" officeooo:paragraph-rsid="00826f91"/>
    </style:style>
    <style:style style:name="P16" style:family="paragraph" style:parent-style-name="First_20_line_20_indent">
      <style:paragraph-properties fo:margin-left="0cm" fo:margin-right="0cm" fo:text-align="center" style:justify-single-word="false" fo:text-indent="0cm" style:auto-text-indent="false" fo:break-before="page"/>
      <style:text-properties style:font-name="PT Serif Caption" fo:font-size="18pt" officeooo:rsid="0089d300" officeooo:paragraph-rsid="0089d300" style:font-size-asian="18pt" style:font-size-complex="18pt"/>
    </style:style>
    <style:style style:name="P17" style:family="paragraph" style:parent-style-name="First_20_line_20_indent" style:master-page-name="">
      <loext:graphic-properties draw:fill="none"/>
      <style:paragraph-properties fo:margin-left="0cm" fo:margin-right="0cm" fo:line-height="100%" fo:text-align="justify" style:justify-single-word="false" fo:text-indent="11.299cm" style:auto-text-indent="false" style:page-number="auto" fo:background-color="transparent"/>
      <style:text-properties style:font-name="PT Serif Caption" fo:font-size="16pt" officeooo:rsid="0089d300" officeooo:paragraph-rsid="0089d300" style:font-size-asian="16pt" style:font-size-complex="16pt"/>
    </style:style>
    <style:style style:name="P18" style:family="paragraph" style:parent-style-name="First_20_line_20_indent">
      <loext:graphic-properties draw:fill="none"/>
      <style:paragraph-properties fo:margin-left="0cm" fo:margin-right="0cm" fo:line-height="100%" fo:text-align="justify" style:justify-single-word="false" fo:text-indent="11.299cm" style:auto-text-indent="false" fo:background-color="transparent"/>
      <style:text-properties style:font-name="PT Serif Caption" fo:font-size="16pt" officeooo:rsid="0089d300" officeooo:paragraph-rsid="0089d300" style:font-size-asian="16pt" style:font-size-complex="16pt"/>
    </style:style>
    <style:style style:name="P19" style:family="paragraph" style:parent-style-name="First_20_line_20_indent" style:master-page-name="First_20_Page">
      <style:paragraph-properties fo:margin-left="0cm" fo:margin-right="0cm" fo:text-indent="0cm" style:auto-text-indent="false" style:page-number="auto"/>
      <style:text-properties style:font-name="PT Serif Caption" officeooo:rsid="0089d300" officeooo:paragraph-rsid="0089d300"/>
    </style:style>
    <style:style style:name="P20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T2" style:family="text">
      <style:text-properties officeooo:rsid="0082adeb"/>
    </style:style>
    <style:style style:name="T3" style:family="text">
      <style:text-properties officeooo:rsid="008369b0"/>
    </style:style>
    <style:style style:name="T4" style:family="text">
      <style:text-properties officeooo:rsid="0083f810"/>
    </style:style>
    <style:style style:name="T5" style:family="text">
      <style:text-properties officeooo:rsid="0084ab09"/>
    </style:style>
    <style:style style:name="T6" style:family="text">
      <style:text-properties officeooo:rsid="0087ff75"/>
    </style:style>
    <style:style style:name="T7" style:family="text">
      <style:text-properties officeooo:rsid="00888ff6"/>
    </style:style>
    <style:style style:name="T8" style:family="text">
      <style:text-properties officeooo:rsid="0089d30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5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13">Техническое задание</text:p>
      <text:p text:style-name="P8"/>
      <text:p text:style-name="P14"/>
      <text:p text:style-name="P14"/>
      <text:p text:style-name="P14">Книга рецептов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Авторы ТЗ:</text:p>
      <text:p text:style-name="P18">* Злобин Сергей</text:p>
      <text:p text:style-name="P18">(разработчик)</text:p>
      <text:p text:style-name="P16">Причины разработки.</text:p>
      <text:p text:style-name="P12"/>
      <text:p text:style-name="P6">Данная книга необходима для <text:span text:style-name="T8">удобного и быстрого поиска необходимых рецептов, создания собственных рецептов, оценивание других рецептов</text:span> получения рецептов разных категорий (хештегов), добавление собственных рецептов и удаление собственных рецептов, оценивание рецептов, добавление рецептов в каталог избранных, <text:span text:style-name="T2">отправление жалоб на рецепты, получить рекомендуемые рецепты</text:span></text:p>
      <text:p text:style-name="P9">В системе подразумевается двое конечных пользователей: Обычный пользователей, Модератор</text:p>
      <text:p text:style-name="P9"/>
      <text:p text:style-name="P9">Функции доступные обычному пользователю:</text:p>
      <text:p text:style-name="P9">* <text:span text:style-name="T3">Получить список рекомендуемых рецептов (по наиболее любимым категориям из избранных, по оценке рецепта, по новизне, по рейтингам пользователей)</text:span></text:p>
      <text:p text:style-name="P9">* <text:span text:style-name="T3">Получить список рецептов из избранного</text:span></text:p>
      <text:p text:style-name="P9">* <text:span text:style-name="T3">Получить список собственных рецептов</text:span></text:p>
      <text:p text:style-name="P9">* <text:span text:style-name="T3">Добавить собственный рецептов</text:span></text:p>
      <text:p text:style-name="P9">* <text:span text:style-name="T3">Удалить собственный рецептов</text:span></text:p>
      <text:p text:style-name="P9">* <text:span text:style-name="T3">Изменить собственный рецепт</text:span></text:p>
      <text:p text:style-name="P9">* <text:span text:style-name="T5">Получить подробную информацию о рецепте</text:span></text:p>
      <text:p text:style-name="P9">* <text:span text:style-name="T5">Поддержать автора рецепта</text:span></text:p>
      <text:p text:style-name="P9"/>
      <text:p text:style-name="P10">Функции доступные модератору:</text:p>
      <text:p text:style-name="P10">* Получить рецепт из очереди на проверку</text:p>
      <text:p text:style-name="P10">* Подтвердить рецепт</text:p>
      <text:p text:style-name="P10">* Отклонить рецепт</text:p>
      <text:p text:style-name="P10">* Отправить предупреждение пользователю за нарушениях каких-либо правил</text:p>
      <text:p text:style-name="P10"/>
      <text:p text:style-name="P10">При нарушении правил у обычного пользователя снимается 25-<text:span text:style-name="T4">100</text:span> у.е. По умолчанию этих у.е 100, но можно увеличить до 2000 у.е. За каждый подтвержденный рецепт выдается 5 у.е. <text:span text:style-name="T4">При падении рейтинга пользователя до нуля, возможность добавления, изменения и оценивания рецептов больше будет недоступны, а все </text:span></text:p>
      <text:p text:style-name="P10">Если у рецепта после 7 дней с количеством оценок более или равным 10:</text:p>
      <text:p text:style-name="P10"><text:tab/>* <text:span text:style-name="T4">За ср.оценку ниже 1.1 звезды: от -5 до -25 у.е </text:span><text:soft-page-break/><text:span text:style-name="T4">(отправление на повторную модерацию)</text:span></text:p>
      <text:p text:style-name="P10"><text:tab/>* <text:span text:style-name="T4">За ср.оценку ниже 2 звезд: -1 у.е</text:span></text:p>
      <text:p text:style-name="P10"><text:tab/>* За ср.оценку выше 3 звезд: +10 у.е</text:p>
      <text:p text:style-name="P10"><text:tab/>* за ср.оценку выше 4 звезд: +20 у.е</text:p>
      <text:p text:style-name="P10"><text:tab/>* за ср.оценку выше 4.5 звезд: + 35 у.е.</text:p>
      <text:p text:style-name="P10"><text:tab/>* за ср.оценку выше 4.8 звезд: + 50 у.е.</text:p>
      <text:p text:style-name="P10"/>
      <text:p text:style-name="P11">Рецепт:</text:p>
      <text:p text:style-name="P11">* Заголовок</text:p>
      <text:p text:style-name="P11">* Краткий заголовок</text:p>
      <text:p text:style-name="P11">* Описание</text:p>
      <text:p text:style-name="P11">* <text:span text:style-name="T6">Автор</text:span></text:p>
      <text:p text:style-name="P11">* <text:span text:style-name="T6">Является ли Черновиком</text:span></text:p>
      <text:p text:style-name="P11">* <text:span text:style-name="T6">Является ли Подтвержденным</text:span></text:p>
      <text:p text:style-name="P11">* <text:span text:style-name="T6">Список оценок от других пользователей (1 пользователь = 1 оценка)</text:span></text:p>
      <text:p text:style-name="P11">* <text:span text:style-name="T7">Список </text:span><text:span text:style-name="T8">ссылок на фотографии к рецептам</text:span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PT Serif Caption" svg:font-family="'PT Serif Caption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loext:hidden="true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3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>
      <style:header>
        <text:p text:style-name="Header"/>
      </style:header>
    </style:master-page>
    <style:master-page style:name="Index" loext:hidden="true" style:hidden="true" style:page-layout-name="Mpm8">
      <style:header>
        <text:p text:style-name="Header"/>
      </style:header>
    </style:master-page>
    <style:master-page style:name="HTML" loext:hidden="true" style:hidden="true" style:page-layout-name="Mpm9">
      <style:header>
        <text:p text:style-name="Header"/>
      </style:header>
    </style:master-page>
    <style:master-page style:name="Footnote" loext:hidden="true" style:hidden="true" style:page-layout-name="Mpm10">
      <style:header>
        <text:p text:style-name="Header"/>
      </style:header>
    </style:master-page>
    <style:master-page style:name="Endnote" loext:hidden="tru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36320320">
            <table:table-cell table:style-name="TableBox36081600" office:value-type="string">
              <text:p text:style-name="MP5"/>
            </table:table-cell>
            <table:table-cell table:style-name="TableBox36390864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4-05-06T17:41:24.071350849</meta:creation-date>
    <dc:title>Default</dc:title>
    <meta:editing-cycles>2</meta:editing-cycles>
    <meta:editing-duration>PT18S</meta:editing-duration>
    <meta:generator>LibreOffice/7.0.6.2$Linux_X86_64 LibreOffice_project/00$Build-2</meta:generator>
    <dc:date>2024-05-06T17:41:39.430240592</dc:date>
    <meta:document-statistic meta:table-count="1" meta:image-count="0" meta:object-count="0" meta:page-count="3" meta:paragraph-count="49" meta:word-count="316" meta:character-count="2096" meta:non-whitespace-character-count="1822"/>
  </office:meta>
</office:document-meta>
</file>